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svg:stroke-color="#000000" draw:fill="none" draw:fill-color="#ffffff" fo:min-height="4.703cm"/>
    </style:style>
    <style:style style:name="gr13" style:family="graphic" style:parent-style-name="standar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5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textarea-horizontal-align="left" draw:textarea-vertical-align="top" draw:auto-grow-height="false"/>
    </style:style>
    <style:style style:name="gr20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1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2.311cm" svg:x="1.889cm" svg:y="10.52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493cm" svg:height="1.27cm" svg:x="7.115cm" svg:y="13.162cm">
          <text:p text:style-name="P3">Subdivide region into grid with a job to handle each squar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0.889cm" svg:x="7.242cm" svg:y="15.148cm">
          <text:p text:style-name="P3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7.493cm" svg:height="1.07cm" svg:x="7.116cm" svg:y="16.953cm">
          <text:p text:style-name="P3">Send message with job IDs to Report Gen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39cm" svg:height="1.039cm" svg:x="7.235cm" svg:y="20.629cm">
          <text:p text:style-name="P3">Send each job K times to Job Queue</text:p>
          <text:p text:style-name="P3"><text:span text:style-name="T3">(Job includes name of result queue to use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12.498cm" svg:x2="10.861cm" svg:y2="13.162cm" draw:start-shape="id1" draw:start-glue-point="6" draw:end-shape="id2" svg:d="M10842 12498l19 664" svg:viewBox="0 0 20 665">
          <text:p/>
        </draw:connector>
        <draw:connector draw:style-name="gr3" draw:text-style-name="P3" draw:layer="layout" draw:type="line" svg:x1="10.861cm" svg:y1="14.432cm" svg:x2="10.861cm" svg:y2="15.148cm" draw:start-shape="id2" draw:start-glue-point="2" draw:end-shape="id3" draw:end-glue-point="0" svg:d="M10861 14432v716" svg:viewBox="0 0 1 717">
          <text:p/>
        </draw:connector>
        <draw:frame draw:style-name="gr4" draw:text-style-name="P4" draw:layer="controls" svg:width="13.178cm" svg:height="0.882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draw:line-skew="0.531cm" svg:x1="10.854cm" svg:y1="21.668cm" svg:x2="5.953cm" svg:y2="23.666cm" draw:start-shape="id4" draw:start-glue-point="2" draw:end-shape="id5" draw:end-glue-point="4" svg:d="M10854 21668v1530h-4901v468" svg:viewBox="0 0 4902 1999">
          <text:p/>
        </draw:connector>
        <draw:connector draw:style-name="gr3" draw:text-style-name="P3" draw:layer="layout" draw:type="line" svg:x1="10.861cm" svg:y1="16.037cm" svg:x2="10.862cm" svg:y2="16.953cm" draw:start-shape="id3" draw:start-glue-point="2" draw:end-shape="id6" draw:end-glue-point="0" svg:d="M10861 16037l1 916" svg:viewBox="0 0 2 917">
          <text:p/>
        </draw:connector>
        <draw:custom-shape draw:style-name="gr6" draw:text-style-name="P3" xml:id="id12" draw:id="id12" draw:layer="layout" svg:width="7.239cm" svg:height="1.397cm" svg:x="7.209cm" svg:y="6.294cm">
          <text:p text:style-name="P3">Task is generated and placed into Task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7.62cm" svg:height="1.065cm" svg:x="7.032cm" svg:y="11.433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31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7" draw:id="id7" draw:layer="layout" svg:width="1.016cm" svg:height="0.884cm" svg:x="5.461cm" svg:y="25.576cm">
          <text:p text:style-name="P3"><text:span text:style-name="T6">J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53cm" svg:y1="25.07cm" svg:x2="5.969cm" svg:y2="25.576cm" draw:start-shape="id5" draw:start-glue-point="6" draw:end-shape="id7" draw:end-glue-point="4" svg:d="M5953 25070l16 506" svg:viewBox="0 0 17 507">
          <text:p/>
        </draw:connector>
        <draw:connector draw:style-name="gr10" draw:text-style-name="P3" draw:layer="layout" svg:x1="10.833cm" svg:y1="10.014cm" svg:x2="10.842cm" svg:y2="11.433cm" draw:start-shape="id8" draw:start-glue-point="6" draw:end-shape="id1" draw:end-glue-point="4" svg:d="M10833 10014v770h9v649" svg:viewBox="0 0 10 1420">
          <text:p/>
        </draw:connector>
        <draw:custom-shape draw:style-name="gr2" draw:text-style-name="P3" xml:id="id9" draw:id="id9" draw:layer="layout" svg:width="7.493cm" svg:height="1.07cm" svg:x="7.117cm" svg:y="18.753cm">
          <text:p text:style-name="P3">Create unique result queue based on Task I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62cm" svg:y1="18.023cm" svg:x2="10.863cm" svg:y2="18.753cm" draw:start-shape="id6" draw:start-glue-point="2" draw:end-shape="id9" draw:end-glue-point="0" svg:d="M10862 18023l1 730" svg:viewBox="0 0 2 731">
          <text:p/>
        </draw:connector>
        <draw:connector draw:style-name="gr3" draw:text-style-name="P3" draw:layer="layout" draw:type="line" svg:x1="10.863cm" svg:y1="19.823cm" svg:x2="10.854cm" svg:y2="20.629cm" draw:start-shape="id9" draw:start-glue-point="2" draw:end-shape="id4" draw:end-glue-point="0" svg:d="M10863 19823l-9 806" svg:viewBox="0 0 10 807">
          <text:p/>
        </draw:connector>
        <draw:custom-shape draw:style-name="gr8" draw:text-style-name="P6" xml:id="id11" draw:id="id11" draw:layer="layout" svg:width="1.4cm" svg:height="0.884cm" svg:x="15.202cm" svg:y="25.2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913cm" svg:y1="25.064cm" svg:x2="15.902cm" svg:y2="25.295cm" draw:start-shape="id10" draw:start-glue-point="6" draw:end-shape="id11" draw:end-glue-point="4" svg:d="M15913 25064l-11 231" svg:viewBox="0 0 12 232">
          <text:p/>
        </draw:connector>
        <draw:connector draw:style-name="gr3" draw:text-style-name="P3" draw:layer="layout" svg:x1="14.609cm" svg:y1="17.488cm" svg:x2="15.913cm" svg:y2="23.66cm" draw:start-shape="id6" draw:start-glue-point="1" draw:end-shape="id10" draw:end-glue-point="4" svg:d="M14609 17488h1304v6172" svg:viewBox="0 0 1305 6173">
          <text:p/>
        </draw:connector>
        <draw:custom-shape draw:style-name="gr8" draw:text-style-name="P7" xml:id="id8" draw:id="id8" draw:layer="layout" svg:width="9.144cm" svg:height="1.524cm" svg:x="6.261cm" svg:y="8.61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3" draw:layer="layout" draw:type="line" svg:x1="10.829cm" svg:y1="7.691cm" svg:x2="10.833cm" svg:y2="8.61cm" draw:start-shape="id12" draw:start-glue-point="6" draw:end-shape="id8" draw:end-glue-point="4" svg:d="M10829 7691l4 919" svg:viewBox="0 0 5 920">
          <text:p/>
        </draw:connector>
        <draw:custom-shape draw:style-name="gr8" draw:text-style-name="P7" xml:id="id5" draw:id="id5" draw:layer="layout" svg:width="9.144cm" svg:height="1.524cm" svg:x="1.381cm" svg:y="23.666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10" draw:id="id10" draw:layer="layout" svg:width="9.144cm" svg:height="1.524cm" svg:x="11.341cm" svg:y="23.6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layer="layout" svg:width="17.78cm" svg:height="1.012cm" svg:x="2.27cm" svg:y="4.81cm">
          <draw:text-box>
            <text:p><text:span text:style-name="T8">A</text:span> <text:s text:c="9"/><text:span text:style-name="T8">B</text:span> in the following diagram indicates that B has requested and received data from A.</text:p>
          </draw:text-box>
        </draw:frame>
        <draw:line draw:style-name="gr10" draw:text-style-name="P3" draw:layer="layout" svg:x1="2.83cm" svg:y1="5.139cm" svg:x2="3.719cm" svg:y2="5.139cm">
          <text:p/>
        </draw:line>
        <draw:frame draw:style-name="gr12" draw:layer="layout" svg:width="4.064cm" svg:height="4.953cm" svg:x="2.524cm" svg:y="12.176cm">
          <draw:text-box>
            <text:p>This workflow can accommodate multiple GIS Query Nodes. Task-to-Node mapping is 1:1 in the sense that a single task is <text:span text:style-name="T6">not</text:span> split up into smaller pieces handled by different Nodes.</text:p>
          </draw:text-box>
        </draw:frame>
        <draw:custom-shape draw:style-name="gr8" draw:text-style-name="P6" xml:id="id13" draw:id="id13" draw:layer="layout" svg:width="1.4cm" svg:height="0.884cm" draw:transform="rotate (1.5707963267949) translate (19.415cm 13.068cm)">
          <text:p text:style-name="P3"><text:span text:style-name="T6">PG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3" draw:layer="layout" svg:x1="14.608cm" svg:y1="13.797cm" svg:x2="19.415cm" svg:y2="12.368cm" draw:start-shape="id2" draw:start-glue-point="1" draw:end-shape="id13" draw:end-glue-point="4" svg:d="M14608 13797h2403v-1429h2404" svg:viewBox="0 0 4808 1430">
          <text:p/>
        </draw:connector>
        <draw:custom-shape draw:style-name="gr8" draw:text-style-name="P6" xml:id="id14" draw:id="id14" draw:layer="layout" svg:width="1.905cm" svg:height="1.778cm" svg:x="18.653cm" svg:y="13.573cm">
          <text:p text:style-name="P3"><text:span text:style-name="T6">PG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line-skew="0.372cm" svg:x1="18.653cm" svg:y1="14.462cm" svg:x2="14.608cm" svg:y2="13.797cm" draw:start-shape="id14" draw:start-glue-point="6" draw:end-shape="id2" svg:d="M18653 14462h-1651v-665h-2394" svg:viewBox="0 0 4046 666">
          <text:p/>
        </draw:connector>
      </draw:page>
      <draw:page draw:name="page2" draw:style-name="dp1" draw:master-page-name="Default">
        <draw:custom-shape draw:style-name="gr1" draw:text-style-name="P8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6" draw:id="id16" draw:layer="layout" svg:width="3.992cm" svg:height="0.919cm" svg:x="3.713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5" draw:id="id15" draw:layer="layout" svg:width="4.064cm" svg:height="1.016cm" svg:x="3.686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718cm" svg:y1="12.994cm" svg:x2="5.709cm" svg:y2="13.623cm" draw:start-shape="id15" draw:start-glue-point="6" draw:end-shape="id16" draw:end-glue-point="0" svg:d="M5718 12994l-9 629" svg:viewBox="0 0 10 630">
          <text:p/>
        </draw:connector>
        <draw:connector draw:style-name="gr3" draw:text-style-name="P3" draw:layer="layout" draw:type="line" svg:x1="5.709cm" svg:y1="14.542cm" svg:x2="5.719cm" svg:y2="15.182cm" draw:start-shape="id16" draw:start-glue-point="2" draw:end-shape="id17" draw:end-glue-point="0" svg:d="M5709 14542l10 640" svg:viewBox="0 0 11 641">
          <text:p/>
        </draw:connector>
        <draw:custom-shape draw:style-name="gr1" draw:text-style-name="P8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9" draw:id="id19" draw:layer="layout" svg:width="3.992cm" svg:height="0.919cm" svg:x="13.914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20" draw:id="id20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3" draw:text-style-name="P3" xml:id="id18" draw:id="id18" draw:layer="layout" svg:width="4.064cm" svg:height="1.016cm" svg:x="13.887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919cm" svg:y1="12.994cm" svg:x2="15.91cm" svg:y2="13.623cm" draw:start-shape="id18" draw:start-glue-point="6" draw:end-shape="id19" draw:end-glue-point="0" svg:d="M15919 12994l-9 629" svg:viewBox="0 0 10 630">
          <text:p/>
        </draw:connector>
        <draw:connector draw:style-name="gr3" draw:text-style-name="P3" draw:layer="layout" draw:type="line" svg:x1="15.91cm" svg:y1="14.542cm" svg:x2="15.92cm" svg:y2="15.182cm" draw:start-shape="id19" draw:start-glue-point="2" draw:end-shape="id20" draw:end-glue-point="0" svg:d="M15910 14542l10 640" svg:viewBox="0 0 11 641">
          <text:p/>
        </draw:connector>
        <draw:frame draw:style-name="gr14" draw:text-style-name="P9" draw:layer="layout" svg:width="1.27cm" svg:height="1.276cm" svg:x="9.939cm" svg:y="12.621cm">
          <draw:text-box>
            <text:p><text:span text:style-name="T9">...</text:span></text:p>
          </draw:text-box>
        </draw:frame>
        <draw:g>
          <draw:custom-shape draw:style-name="gr15" draw:text-style-name="P10" draw:layer="layout" svg:width="18.034cm" svg:height="4.831cm" svg:x="1.889cm" svg:y="1.376cm">
            <text:p text:style-name="P1"><text:span text:style-name="T7">Worker Manager </text:span></text:p>
            <text:p text:style-name="P1"><text:span text:style-name="T10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2" draw:id="id22" draw:layer="layout" svg:width="9.779cm" svg:height="1.064cm" svg:x="6.588cm" svg:y="2.778cm">
            <text:p text:style-name="P3">Inspect Job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1" draw:layer="layout" svg:width="17.272cm" svg:height="1.523cm" svg:x="2.27cm" svg:y="4.383cm">
            <draw:text-box>
              <text:p><text:span text:style-name="T11">This would request the approx. queue size every 60 (?) seconds, and start up an appropriate number of workers. This behavior could be accomplished without a dedicated Worker Manager node by using AutoScale on the Job Queue, but more complicated logic and tracking is possible with a dedicated node.</text:span></text:p>
            </draw:text-box>
          </draw:frame>
        </draw:g>
        <draw:custom-shape draw:style-name="gr8" draw:text-style-name="P6" xml:id="id21" draw:id="id21" draw:layer="layout" svg:width="1.397cm" svg:height="1.397cm" svg:x="10.217cm" svg:y="7.281cm">
          <text:p text:style-name="P3"><text:span text:style-name="T6">J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4.553cm" svg:x1="10.217cm" svg:y1="7.98cm" svg:x2="6.588cm" svg:y2="3.31cm" draw:start-shape="id21" draw:start-glue-point="6" draw:end-shape="id22" draw:end-glue-point="5" svg:d="M10217 7980h-8709v-4670h5080" svg:viewBox="0 0 8710 4671">
          <text:p/>
        </draw:connector>
        <draw:connector draw:style-name="gr10" draw:text-style-name="P3" draw:layer="layout" draw:type="curve" svg:x1="10.916cm" svg:y1="8.678cm" svg:x2="5.718cm" svg:y2="11.978cm" draw:start-shape="id21" draw:start-glue-point="8" draw:end-shape="id15" draw:end-glue-point="4" svg:d="M10916 8678c0 2475-5198 825-5198 3300" svg:viewBox="0 0 5199 3301">
          <text:p/>
        </draw:connector>
        <draw:connector draw:style-name="gr10" draw:text-style-name="P3" draw:layer="layout" draw:type="curve" svg:x1="10.916cm" svg:y1="8.678cm" svg:x2="15.919cm" svg:y2="11.978cm" draw:start-shape="id21" draw:start-glue-point="8" draw:end-shape="id18" svg:d="M10916 8678c0 2475 5003 825 5003 3300" svg:viewBox="0 0 5004 3301">
          <text:p/>
        </draw:connector>
        <draw:connector draw:style-name="gr3" draw:text-style-name="P3" draw:layer="layout" draw:type="curve" svg:x1="5.719cm" svg:y1="16.271cm" svg:x2="5.318cm" svg:y2="21.955cm" draw:start-shape="id17" draw:start-glue-point="2" draw:end-shape="id23" svg:d="M5719 16271c0 4263-401 1421-401 5684" svg:viewBox="0 0 402 5685">
          <text:p/>
        </draw:connector>
        <draw:connector draw:style-name="gr3" draw:text-style-name="P3" draw:layer="layout" draw:type="curve" draw:line-skew="-0.714cm" svg:x1="15.92cm" svg:y1="16.271cm" svg:x2="5.318cm" svg:y2="21.955cm" draw:start-shape="id20" draw:start-glue-point="2" draw:end-shape="id23" svg:d="M15920 16271c0 3192-10602 350-10602 5684" svg:viewBox="0 0 10603 5685">
          <text:p/>
        </draw:connector>
        <draw:frame draw:style-name="gr17" draw:text-style-name="P9" draw:layer="layout" svg:width="1.905cm" svg:height="1.276cm" svg:x="9.936cm" svg:y="21.772cm">
          <draw:text-box>
            <text:p><text:span text:style-name="T9">...</text:span></text:p>
          </draw:text-box>
        </draw:frame>
        <draw:frame draw:style-name="gr11" draw:layer="layout" svg:width="11.557cm" svg:height="2.221cm" svg:x="7.958cm" svg:y="19.005cm">
          <draw:text-box>
            <text:p>The results coming out of each worker which is working on the same Task will go to the same Results Queue. Job results for a different Task will go to a different Results Queue. This allows for multiple Tasks to be processed simultaneously, and for multiple Report Handlers to operate.</text:p>
          </draw:text-box>
        </draw:frame>
        <draw:custom-shape draw:style-name="gr8" draw:text-style-name="P6" xml:id="id24" draw:id="id24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3" draw:start-glue-point="6" draw:end-shape="id24" draw:end-glue-point="4" svg:d="M5318 23359l8 1404" svg:viewBox="0 0 9 1405">
          <text:p/>
        </draw:connector>
        <draw:custom-shape draw:style-name="gr8" draw:text-style-name="P7" xml:id="id23" draw:id="id23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8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19" draw:text-style-name="P10" draw:layer="layout" svg:width="18.034cm" svg:height="17.907cm" svg:x="1.762cm" svg:y="4.175cm">
          <text:p text:style-name="P1"><text:span text:style-name="T7">Report Handler</text:span></text:p>
          <text:p text:style-name="P1"><text:span text:style-name="T10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5" draw:id="id25" draw:layer="layout" svg:width="9.906cm" svg:height="0.937cm" svg:x="6.408cm" svg:y="8.415cm">
          <text:p text:style-name="P3">Get job results from specified Results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4.069cm" svg:height="2.103cm" svg:x="9.31cm" svg:y="10.529cm">
          <text:p text:style-name="P3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7" draw:id="id27" draw:layer="layout" svg:width="4.953cm" svg:height="0.806cm" svg:x="8.839cm" svg:y="13.923cm">
          <text:p text:style-name="P3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10.033cm" svg:height="0.843cm" svg:x="6.334cm" svg:y="6.753cm">
          <text:p text:style-name="P3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3.405cm" svg:height="0.901cm" svg:x="14.878cm" svg:y="11.122cm">
          <text:p text:style-name="P3">Discard job resul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1cm" svg:y1="9.352cm" svg:x2="11.344cm" svg:y2="10.529cm" draw:start-shape="id25" draw:start-glue-point="2" draw:end-shape="id26" draw:end-glue-point="4" svg:d="M11361 9352l-17 1177" svg:viewBox="0 0 18 1178">
          <text:p/>
        </draw:connector>
        <draw:connector draw:style-name="gr3" draw:text-style-name="P3" draw:layer="layout" draw:type="line" svg:x1="11.344cm" svg:y1="12.632cm" svg:x2="11.315cm" svg:y2="13.923cm" draw:start-shape="id26" draw:start-glue-point="6" draw:end-shape="id27" draw:end-glue-point="0" svg:d="M11344 12632l-29 1291" svg:viewBox="0 0 30 1292">
          <text:p/>
        </draw:connector>
        <draw:connector draw:style-name="gr3" draw:text-style-name="P3" draw:layer="layout" draw:type="line" svg:x1="13.379cm" svg:y1="11.581cm" svg:x2="14.878cm" svg:y2="11.572cm" draw:start-shape="id26" draw:start-glue-point="7" draw:end-shape="id28" draw:end-glue-point="3" svg:d="M13379 11581l1499-9" svg:viewBox="0 0 1500 10">
          <text:p/>
        </draw:connector>
        <draw:custom-shape draw:style-name="gr2" draw:text-style-name="P3" xml:id="id29" draw:id="id29" draw:layer="layout" svg:width="4.064cm" svg:height="1.905cm" svg:x="9.286cm" svg:y="16.353cm">
          <text:p text:style-name="P3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0" draw:id="id30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318cm" svg:y1="18.258cm" svg:x2="11.3cm" svg:y2="19.685cm" draw:start-shape="id29" draw:start-glue-point="6" draw:end-shape="id30" draw:end-glue-point="4" svg:d="M11318 18258l-18 1427" svg:viewBox="0 0 19 1428">
          <text:p/>
        </draw:connector>
        <draw:frame draw:style-name="gr20" draw:text-style-name="P12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0" draw:text-style-name="P12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0" draw:text-style-name="P12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0" draw:text-style-name="P12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2" draw:id="id32" draw:layer="layout" svg:width="10.033cm" svg:height="0.889cm" svg:x="6.334cm" svg:y="5.129cm">
          <text:p text:style-name="P3">Get message with Job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1" draw:id="id31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4" draw:id="id34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0.631cm" svg:x1="5.255cm" svg:y1="3.321cm" svg:x2="11.351cm" svg:y2="5.129cm" draw:start-shape="id31" draw:start-glue-point="8" draw:end-shape="id32" draw:end-glue-point="4" svg:d="M5255 3321v273h6096v1535" svg:viewBox="0 0 6097 1809">
          <text:p/>
        </draw:connector>
        <draw:connector draw:style-name="gr3" draw:text-style-name="P3" draw:layer="layout" draw:type="line" svg:x1="11.351cm" svg:y1="6.018cm" svg:x2="11.35cm" svg:y2="6.753cm" draw:start-shape="id32" draw:start-glue-point="6" draw:end-shape="id33" draw:end-glue-point="0" svg:d="M11351 6018l-1 735" svg:viewBox="0 0 2 736">
          <text:p/>
        </draw:connector>
        <draw:connector draw:style-name="gr3" draw:text-style-name="P3" draw:layer="layout" draw:type="line" svg:x1="11.35cm" svg:y1="7.596cm" svg:x2="11.361cm" svg:y2="8.415cm" draw:start-shape="id33" draw:start-glue-point="2" draw:end-shape="id25" draw:end-glue-point="0" svg:d="M11350 7596l11 819" svg:viewBox="0 0 12 820">
          <text:p/>
        </draw:connector>
        <draw:connector draw:style-name="gr10" draw:text-style-name="P3" draw:layer="layout" draw:line-skew="-2.074cm 0.924cm" svg:x1="16.056cm" svg:y1="3.322cm" svg:x2="16.314cm" svg:y2="8.883cm" draw:start-shape="id34" draw:start-glue-point="8" draw:end-shape="id25" draw:end-glue-point="1" svg:d="M16056 3322v472h1708v5089h-1450" svg:viewBox="0 0 1709 5562">
          <text:p/>
        </draw:connector>
        <draw:custom-shape draw:style-name="gr8" draw:text-style-name="P3" xml:id="id35" draw:id="id35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9.286cm" svg:y1="17.306cm" svg:x2="6.712cm" svg:y2="15.102cm" draw:start-shape="id29" draw:start-glue-point="5" draw:end-shape="id35" draw:end-glue-point="7" svg:d="M9286 17306c-1930 0-644-2204-2574-2204" svg:viewBox="0 0 2575 2205">
          <text:p/>
        </draw:connector>
        <draw:connector draw:style-name="gr3" draw:text-style-name="P3" draw:layer="layout" draw:type="line" svg:x1="11.315cm" svg:y1="14.729cm" svg:x2="11.318cm" svg:y2="16.353cm" draw:start-shape="id27" draw:start-glue-point="2" draw:end-shape="id29" draw:end-glue-point="4" svg:d="M11315 14729l3 1624" svg:viewBox="0 0 4 1625">
          <text:p/>
        </draw:connector>
        <draw:connector draw:style-name="gr3" draw:text-style-name="P3" draw:layer="layout" draw:type="curve" svg:x1="4.49cm" svg:y1="13.959cm" svg:x2="6.408cm" svg:y2="8.883cm" draw:start-shape="id35" draw:start-glue-point="4" draw:end-shape="id25" draw:end-glue-point="3" svg:d="M4490 13959c0-3384 639-5076 1918-5076" svg:viewBox="0 0 1919 5077">
          <text:p/>
        </draw:connector>
        <draw:frame draw:style-name="gr20" draw:text-style-name="P12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6" draw:id="id36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4.49cm" svg:y1="16.245cm" svg:x2="5.082cm" svg:y2="19.669cm" draw:start-shape="id35" draw:start-glue-point="6" draw:end-shape="id36" draw:end-glue-point="4" svg:d="M4490 16245c0 2569 592 858 592 3424" svg:viewBox="0 0 593 3425">
          <text:p/>
        </draw:connector>
        <draw:frame draw:style-name="gr20" draw:text-style-name="P12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3" draw:text-style-name="P3" draw:layer="layout" draw:type="curve" draw:line-skew="0.784cm" svg:x1="16.58cm" svg:y1="12.023cm" svg:x2="11.318cm" svg:y2="16.353cm" draw:start-shape="id28" draw:start-glue-point="2" draw:end-shape="id29" svg:d="M16580 12023c0 4422-5262 2257-5262 4330" svg:viewBox="0 0 5263 4331">
          <text:p/>
        </draw:connector>
        <draw:frame draw:style-name="gr21" draw:layer="layout" svg:width="4.064cm" svg:height="2.79cm" svg:x="2.143cm" svg:y="6.08cm">
          <draw:text-box>
            <text:p>This workflow supports multiple Report Handlers. Task-to-Node mapping is 1:1, similar to the GIS Query Node.</text:p>
          </draw:text-box>
        </draw:frame>
      </draw:page>
      <draw:page draw:name="page4" draw:style-name="dp1" draw:master-page-name="Default">
        <draw:custom-shape draw:style-name="gr19" draw:text-style-name="P10" draw:layer="layout" svg:width="18.034cm" svg:height="17.907cm" svg:x="1.789cm" svg:y="4.202cm">
          <text:p text:style-name="P1"><text:span text:style-name="T7">Pre-Grid</text:span></text:p>
          <text:p text:style-name="P1"><text:span text:style-name="T10">(TBD)</text:span></text:p>
          <text:p text:style-name="P1"><text:span text:style-name="T10"/></text:p>
          <text:p text:style-name="P1"><text:span text:style-name="T10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7" draw:id="id37" draw:layer="layout" svg:width="2.159cm" svg:height="2.159cm" svg:x="10.065cm" svg:y="1.323cm">
          <text:p text:style-name="P3"><text:span text:style-name="T6">P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11.145cm" svg:y1="3.482cm" svg:x2="11.151cm" svg:y2="5.218cm" draw:start-shape="id37" draw:start-glue-point="8" draw:end-shape="id38" draw:end-glue-point="4" svg:d="M11145 3482v868h6v868" svg:viewBox="0 0 7 1737">
          <text:p/>
        </draw:connector>
        <draw:frame draw:style-name="gr21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>4. ???</text:p>
          </draw:text-box>
        </draw:frame>
        <draw:custom-shape draw:style-name="gr2" draw:text-style-name="P3" xml:id="id39" draw:id="id39" draw:layer="layout" svg:width="7.493cm" svg:height="1.27cm" svg:x="7.306cm" svg:y="7.033cm">
          <text:p text:style-name="P3">Gir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2" draw:text-style-name="P3" xml:id="id40" draw:id="id40" draw:layer="layout" svg:width="7.239cm" svg:height="0.889cm" svg:x="7.433cm" svg:y="9.019cm">
          <text:p text:style-name="P3">Intersect the grid with the soil layer and write the soil properties to S3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7.493cm" svg:height="1.07cm" svg:x="7.307cm" svg:y="10.824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2" draw:text-style-name="P13" xml:id="id43" draw:id="id43" draw:layer="layout" svg:width="7.239cm" svg:height="1.039cm" svg:x="7.455cm" svg:y="14.442cm">
          <text:p text:style-name="P13"><text:span text:style-name="T12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151cm" svg:y1="6.283cm" svg:x2="11.052cm" svg:y2="7.033cm" draw:start-shape="id38" draw:start-glue-point="6" draw:end-shape="id39" svg:d="M11151 6283l-99 750" svg:viewBox="0 0 100 751">
          <text:p/>
        </draw:connector>
        <draw:connector draw:style-name="gr3" draw:text-style-name="P3" draw:layer="layout" draw:type="line" svg:x1="11.052cm" svg:y1="8.303cm" svg:x2="11.052cm" svg:y2="9.019cm" draw:start-shape="id39" draw:start-glue-point="2" draw:end-shape="id40" draw:end-glue-point="0" svg:d="M11052 8303v716" svg:viewBox="0 0 1 717">
          <text:p/>
        </draw:connector>
        <draw:connector draw:style-name="gr3" draw:text-style-name="P3" draw:layer="layout" draw:type="line" svg:x1="11.052cm" svg:y1="9.908cm" svg:x2="11.053cm" svg:y2="10.824cm" draw:start-shape="id40" draw:start-glue-point="2" draw:end-shape="id41" draw:end-glue-point="0" svg:d="M11052 9908l1 916" svg:viewBox="0 0 2 917">
          <text:p/>
        </draw:connector>
        <draw:custom-shape draw:style-name="gr6" draw:text-style-name="P3" xml:id="id38" draw:id="id38" draw:layer="layout" svg:width="7.62cm" svg:height="1.065cm" svg:x="7.341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2" draw:id="id42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53cm" svg:y1="11.894cm" svg:x2="11.054cm" svg:y2="12.624cm" draw:start-shape="id41" draw:start-glue-point="2" draw:end-shape="id42" draw:end-glue-point="0" svg:d="M11053 11894l1 730" svg:viewBox="0 0 2 731">
          <text:p/>
        </draw:connector>
        <draw:connector draw:style-name="gr3" draw:text-style-name="P3" draw:layer="layout" draw:type="line" svg:x1="11.054cm" svg:y1="13.694cm" svg:x2="11.074cm" svg:y2="14.442cm" draw:start-shape="id42" draw:start-glue-point="2" draw:end-shape="id43" draw:end-glue-point="0" svg:d="M11054 13694l20 748" svg:viewBox="0 0 21 749">
          <text:p/>
        </draw:connector>
        <draw:custom-shape draw:style-name="gr8" draw:text-style-name="P6" xml:id="id45" draw:id="id45" draw:layer="layout" svg:width="1.4cm" svg:height="0.884cm" svg:x="10.395cm" svg:y="23.103cm">
          <text:p text:style-name="P3"><text:span text:style-name="T6">PGO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3" draw:layer="layout" svg:x1="11.096cm" svg:y1="21.472cm" svg:x2="11.095cm" svg:y2="23.103cm" draw:start-shape="id44" draw:start-glue-point="2" draw:end-shape="id45" draw:end-glue-point="4" svg:d="M11096 21472v815h-1v816" svg:viewBox="0 0 2 1632">
          <text:p/>
        </draw:connector>
        <draw:custom-shape draw:style-name="gr2" draw:text-style-name="P13" xml:id="id46" draw:id="id46" draw:layer="layout" svg:width="7.239cm" svg:height="1.039cm" svg:x="7.477cm" svg:y="16.424cm">
          <text:p text:style-name="P13"><text:span text:style-name="T12">Write management fil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74cm" svg:y1="15.481cm" svg:x2="11.096cm" svg:y2="16.424cm" draw:start-shape="id43" draw:start-glue-point="2" draw:end-shape="id46" draw:end-glue-point="0" svg:d="M11074 15481l22 943" svg:viewBox="0 0 23 944">
          <text:p/>
        </draw:connector>
        <draw:custom-shape draw:style-name="gr2" draw:text-style-name="P13" xml:id="id47" draw:id="id47" draw:layer="layout" svg:width="7.239cm" svg:height="1.039cm" svg:x="7.476cm" svg:y="18.402cm">
          <text:p text:style-name="P13"><text:span text:style-name="T12">Write climate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44" draw:id="id44" draw:layer="layout" svg:width="7.239cm" svg:height="1.039cm" svg:x="7.477cm" svg:y="20.433cm">
          <text:p text:style-name="P13"><text:span text:style-name="T12">Create JSON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096cm" svg:y1="17.463cm" svg:x2="11.095cm" svg:y2="18.402cm" draw:start-shape="id46" draw:start-glue-point="2" draw:end-shape="id47" draw:end-glue-point="0" svg:d="M11096 17463v469h-1v470" svg:viewBox="0 0 2 940">
          <text:p/>
        </draw:connector>
        <draw:connector draw:style-name="gr3" draw:text-style-name="P3" draw:layer="layout" svg:x1="11.095cm" svg:y1="19.441cm" svg:x2="11.096cm" svg:y2="20.433cm" draw:start-shape="id47" draw:start-glue-point="2" draw:end-shape="id44" draw:end-glue-point="0" svg:d="M11095 19441v495h1v497" svg:viewBox="0 0 2 9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" style:family="graphic">
      <style:paragraph-properties style:text-autospace="none"/>
      <style:text-properties style:font-name="Liberation Mono2"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name-asian="Lohit Hindi2"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nn </meta:initial-creator>
    <meta:creation-date>2014-01-10T14:44:08</meta:creation-date>
    <dc:date>2014-01-31T14:55:12.881111000</dc:date>
    <meta:editing-duration>PT11H28M13S</meta:editing-duration>
    <meta:editing-cycles>111</meta:editing-cycles>
    <meta:generator>LibreOffice/4.2.0.4$MacOSX_X86_64 LibreOffice_project/05dceb5d363845f2cf968344d7adab8dcfb2ba71</meta:generator>
    <meta:print-date>2014-01-31T14:39:23.561593000</meta:print-date>
    <meta:document-statistic meta:object-count="119"/>
  </office:meta>
</office:document-meta>
</file>